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8.45cm" table:align="left"/>
    </style:style>
    <style:style style:name="表格1.A" style:family="table-column">
      <style:table-column-properties style:column-width="2.35cm"/>
    </style:style>
    <style:style style:name="表格1.B" style:family="table-column">
      <style:table-column-properties style:column-width="16.101cm"/>
    </style:style>
    <style:style style:name="表格1.1" style:family="table-row">
      <style:table-row-properties fo:background-color="#f2fff2">
        <style:background-image/>
      </style:table-row-properties>
    </style:style>
    <style:style style:name="表格1.A1" style:family="table-cell">
      <style:table-cell-properties style:vertical-align="middle" fo:padding="0.049cm" fo:border="none"/>
    </style:style>
    <style:style style:name="表格1.B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top="0cm" fo:margin-bottom="0.132cm" style:contextual-spacing="false" fo:padding-left="0cm" fo:padding-right="0cm" fo:padding-top="0cm" fo:padding-bottom="0.049cm" fo:border-left="none" fo:border-right="none" fo:border-top="none" fo:border-bottom="0.06pt solid #000080"/>
    </style:style>
    <style:style style:name="P2" style:family="paragraph" style:parent-style-name="Text_20_body">
      <style:paragraph-properties fo:margin-top="0cm" fo:margin-bottom="0.132cm" style:contextual-spacing="false" fo:padding-left="0cm" fo:padding-right="0cm" fo:padding-top="0cm" fo:padding-bottom="0.049cm" fo:border-left="none" fo:border-right="none" fo:border-top="none" fo:border-bottom="0.06pt solid #000080"/>
      <style:text-properties officeooo:paragraph-rsid="0006c832"/>
    </style:style>
    <style:style style:name="P3" style:family="paragraph" style:parent-style-name="Heading_20_3">
      <style:paragraph-properties fo:margin-top="0cm" fo:margin-bottom="0.132cm" style:contextual-spacing="false" fo:padding-left="0cm" fo:padding-right="0cm" fo:padding-top="0cm" fo:padding-bottom="0.049cm" fo:border-left="none" fo:border-right="none" fo:border-top="none" fo:border-bottom="0.06pt solid #000080"/>
    </style:style>
    <style:style style:name="P4" style:family="paragraph" style:parent-style-name="List_20_Heading">
      <style:paragraph-properties fo:margin-top="0.132cm" fo:margin-bottom="0.247cm" style:contextual-spacing="false" fo:background-color="#f0f0f0">
        <style:background-image/>
      </style:paragraph-properties>
      <style:text-properties style:font-name="monospace"/>
    </style:style>
    <style:style style:name="P5" style:family="paragraph" style:parent-style-name="List_20_Heading">
      <style:paragraph-properties fo:margin-left="0.079cm" fo:margin-right="0.079cm" fo:margin-top="0.079cm" fo:margin-bottom="0.079cm" style:contextual-spacing="false" fo:text-indent="0cm" style:auto-text-indent="false" fo:background-color="#f0f0f0" fo:padding="0cm" fo:border="none">
        <style:background-image/>
      </style:paragraph-properties>
    </style:style>
    <style:style style:name="P6" style:family="paragraph" style:parent-style-name="List_20_Heading" style:master-page-name="">
      <style:paragraph-properties fo:margin-left="0.101cm" fo:margin-right="1.401cm" fo:margin-top="0.079cm" fo:margin-bottom="0.079cm" style:contextual-spacing="false" fo:text-indent="0cm" style:auto-text-indent="false" style:page-number="auto" fo:background-color="#f0f0f0" fo:padding="0cm" fo:border="none">
        <style:background-image/>
      </style:paragraph-properties>
    </style:style>
    <style:style style:name="P7" style:family="paragraph" style:parent-style-name="List_20_Contents">
      <style:paragraph-properties fo:margin-top="0cm" fo:margin-bottom="0.265cm" style:contextual-spacing="false"/>
    </style:style>
    <style:style style:name="P8" style:family="paragraph" style:parent-style-name="List_20_Contents">
      <style:paragraph-properties fo:margin-left="5.445cm" fo:margin-right="0.079cm" fo:margin-top="0.079cm" fo:margin-bottom="0.079cm" style:contextual-spacing="false" fo:text-indent="0cm" style:auto-text-indent="false" fo:background-color="#ffffff" fo:padding-left="0.079cm" fo:padding-right="0cm" fo:padding-top="0cm" fo:padding-bottom="0cm" fo:border-left="0.06pt solid #c0c0c0" fo:border-right="none" fo:border-top="none" fo:border-bottom="none">
        <style:background-image/>
      </style:paragraph-properties>
    </style:style>
    <style:style style:name="P9" style:family="paragraph" style:parent-style-name="Heading_20_4">
      <style:paragraph-properties fo:margin-top="0cm" fo:margin-bottom="0.132cm" style:contextual-spacing="false"/>
    </style:style>
    <style:style style:name="P10" style:family="paragraph" style:parent-style-name="Heading_20_4">
      <style:paragraph-properties fo:margin-top="0cm" fo:margin-bottom="0.132cm" style:contextual-spacing="false"/>
      <style:text-properties fo:font-size="9pt" fo:font-weight="bold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8000"/>
    </style:style>
    <style:style style:name="P12" style:family="paragraph" style:parent-style-name="Preformatted_20_Text">
      <style:paragraph-properties fo:margin-top="0cm" fo:margin-bottom="0cm" style:contextual-spacing="false"/>
      <style:text-properties fo:color="#008000"/>
    </style:style>
    <style:style style:name="P13" style:family="paragraph" style:parent-style-name="Preformatted_20_Text">
      <style:paragraph-properties fo:margin-top="0cm" fo:margin-bottom="0cm" style:contextual-spacing="false"/>
      <style:text-properties fo:color="#008000" officeooo:paragraph-rsid="0006c832"/>
    </style:style>
    <style:style style:name="P14" style:family="paragraph" style:parent-style-name="Table_20_Heading">
      <style:paragraph-properties fo:text-align="end" style:justify-single-word="false"/>
      <style:text-properties fo:color="#a0d0a0" fo:font-style="italic" fo:font-weight="normal"/>
    </style:style>
    <style:style style:name="T1" style:family="text">
      <style:text-properties fo:color="#000070" style:text-line-through-style="none" style:text-line-through-type="none" style:text-underline-style="none" style:text-blinking="false"/>
    </style:style>
    <style:style style:name="T2" style:family="text">
      <style:text-properties fo:color="#000070" style:text-line-through-style="none" style:text-line-through-type="none" style:text-underline-style="none" fo:font-weight="bold" style:text-blinking="false"/>
    </style:style>
    <style:style style:name="T3" style:family="text">
      <style:text-properties fo:color="#000070" style:text-line-through-style="none" style:text-line-through-type="none" style:text-underline-style="none" fo:font-weight="bold" officeooo:rsid="00063948" style:text-blinking="false"/>
    </style:style>
    <style:style style:name="T4" style:family="text">
      <style:text-properties fo:color="#008000"/>
    </style:style>
    <style:style style:name="T5" style:family="text">
      <style:text-properties fo:color="#008000" fo:font-size="8.25pt"/>
    </style:style>
    <style:style style:name="T6" style:family="text">
      <style:text-properties fo:color="#008000" fo:font-size="8.25pt" fo:font-weight="bold" style:font-weight-asian="bold" style:font-weight-complex="bold"/>
    </style:style>
    <style:style style:name="T7" style:family="text">
      <style:text-properties fo:font-size="9pt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4"><text:span text:style-name="T7">Bit access</text:span></text:h>
      <text:p text:style-name="P5"><text:span text:style-name="T3">o</text:span><text:a xlink:type="simple" xlink:href="http://www.cplusplus.com/reference/bitset/bitset/operator%5B%5D/">perator[]</text:a><text:span text:style-name="T2"><text:tab/></text:span>Access bit </text:p>
      <text:p text:style-name="P6"><text:a xlink:type="simple" xlink:href="http://www.cplusplus.com/reference/bitset/bitset/count/">count</text:a><text:span text:style-name="T2"><text:tab/><text:tab/></text:span>Count bits set </text:p>
      <text:p text:style-name="P5"><text:a xlink:type="simple" xlink:href="http://www.cplusplus.com/reference/bitset/bitset/size/">size</text:a><text:span text:style-name="T2"><text:tab/><text:tab/><text:tab/></text:span>Return size </text:p>
      <text:p text:style-name="P5"><text:a xlink:type="simple" xlink:href="http://www.cplusplus.com/reference/bitset/bitset/test/">test</text:a><text:span text:style-name="T2"><text:tab/><text:tab/><text:tab/></text:span>Return bit value </text:p>
      <text:p text:style-name="P5"><text:a xlink:type="simple" xlink:href="http://www.cplusplus.com/reference/bitset/bitset/any/">any</text:a><text:span text:style-name="T2"><text:tab/><text:tab/><text:tab/></text:span>Test if any bit is set </text:p>
      <text:p text:style-name="P5"><text:a xlink:type="simple" xlink:href="http://www.cplusplus.com/reference/bitset/bitset/none/">none</text:a><text:span text:style-name="T2"><text:tab/><text:tab/></text:span>Test if no bit is set </text:p>
      <text:p text:style-name="P5"><text:a xlink:type="simple" xlink:href="http://www.cplusplus.com/reference/bitset/bitset/all/">all </text:a><text:span text:style-name="T2"><text:tab/><text:tab/><text:tab/></text:span>Test if all bits are set </text:p>
      <text:h text:style-name="P9" text:outline-level="4"><text:span text:style-name="T7">Bit operations</text:span></text:h>
      <text:p text:style-name="P5"><text:a xlink:type="simple" xlink:href="http://www.cplusplus.com/reference/bitset/bitset/set/">Set</text:a><text:span text:style-name="T2"><text:tab/><text:tab/><text:tab/></text:span>Set bits </text:p>
      <text:p text:style-name="P5"><text:a xlink:type="simple" xlink:href="http://www.cplusplus.com/reference/bitset/bitset/reset/">reset</text:a><text:span text:style-name="T2"><text:tab/><text:tab/></text:span>Reset bits </text:p>
      <text:p text:style-name="P5"><text:a xlink:type="simple" xlink:href="http://www.cplusplus.com/reference/bitset/bitset/flip/">flip</text:a><text:span text:style-name="T2"><text:tab/><text:tab/><text:tab/></text:span>Flip bits </text:p>
      <text:h text:style-name="P10" text:outline-level="4">Bitset operations</text:h>
      <text:p text:style-name="P5"><text:a xlink:type="simple" xlink:href="http://www.cplusplus.com/reference/bitset/bitset/to_string/">to_string</text:a><text:span text:style-name="T2"><text:tab/></text:span>Convert to string </text:p>
      <text:p text:style-name="P5"><text:a xlink:type="simple" xlink:href="http://www.cplusplus.com/reference/bitset/bitset/to_ulong/">to_ulong</text:a><text:span text:style-name="T2"><text:tab/></text:span>Convert to unsigned long integer </text:p>
      <text:p text:style-name="P5"><text:a xlink:type="simple" xlink:href="http://www.cplusplus.com/reference/bitset/bitset/to_ullong/">to_ullong </text:a><text:span text:style-name="T2"><text:tab/></text:span>Convert to unsigned long long </text:p>
      <text:p text:style-name="Text_20_body"/>
      <text:h text:style-name="P3" text:outline-level="3">Non-member function overloads</text:h>
      <text:p text:style-name="P5"><text:a xlink:type="simple" xlink:href="http://www.cplusplus.com/reference/bitset/bitset/operators/">applicable operators</text:a><text:span text:style-name="T2"><text:tab/></text:span>Bitset operators</text:p>
      <text:p text:style-name="Text_20_body"/>
      <text:h text:style-name="P3" text:outline-level="3"/>
      <text:p text:style-name="P1"/>
      <text:p text:style-name="P1"/>
      <text:p text:style-name="P1"/>
      <text:p text:style-name="P2"/>
      <text:p text:style-name="Standard"/>
      <text:p text:style-name="Standard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4">member functions</text:p>
          </table:table-cell>
          <table:table-cell table:style-name="表格1.B1" office:value-type="string">
            <text:p text:style-name="P11">bitset&amp; operator&amp;= (const bitset&amp; rhs) noexcept;</text:p>
            <text:p text:style-name="P12">bitset&amp; operator|= (const bitset&amp; rhs) noexcept;</text:p>
            <text:p text:style-name="P12">bitset&amp; operator^= (const bitset&amp; rhs) noexcept;</text:p>
            <text:p text:style-name="P12">bitset&amp; operator&lt;&lt;= (size_t pos) noexcept;</text:p>
            <text:p text:style-name="P12">bitset&amp; operator&gt;&gt;= (size_t pos) noexcept;</text:p>
            <text:p text:style-name="P12">bitset operator~() const noexcept;</text:p>
            <text:p text:style-name="P12">bitset operator&lt;&lt;(size_t pos) const noexcept;</text:p>
            <text:p text:style-name="P12">bitset operator&gt;&gt;(size_t pos) const noexcept;</text:p>
            <text:p text:style-name="P12">bool operator== (const bitset&amp; rhs) const noexcept;</text:p>
            <text:p text:style-name="P12">bool operator!= (const bitset&amp; rhs) const noexcept;</text:p>
          </table:table-cell>
        </table:table-row>
        <table:table-row>
          <table:table-cell table:style-name="表格1.A1" office:value-type="string">
            <text:p text:style-name="P14">non-member functions</text:p>
          </table:table-cell>
          <table:table-cell table:style-name="表格1.B1" office:value-type="string">
            <text:p text:style-name="P11">template&lt;size_t N&gt;</text:p>
            <text:p text:style-name="P13"><text:s text:c="2"/>bitset&lt;N&gt; operator&amp; (const bitset&lt;N&gt;&amp; lhs, const bitset&lt;N&gt;&amp; rhs) noexcept;</text:p>
            <text:p text:style-name="P12">template&lt;size_t N&gt;</text:p>
            <text:p text:style-name="P12"><text:s text:c="2"/>bitset&lt;N&gt; operator| (const bitset&lt;N&gt;&amp; lhs, const bitset&lt;N&gt;&amp; rhs) noexcept;</text:p>
            <text:p text:style-name="P12">template&lt;size_t N&gt;</text:p>
            <text:p text:style-name="P12"><text:s text:c="2"/>bitset&lt;N&gt; operator^ (const bitset&lt;N&gt;&amp; lhs, const bitset&lt;N&gt;&amp; rhs) noexcept;</text:p>
          </table:table-cell>
        </table:table-row>
        <table:table-row table:style-name="表格1.1">
          <table:table-cell table:style-name="表格1.A1" office:value-type="string">
            <text:p text:style-name="P14">iostream inserters/extractors</text:p>
          </table:table-cell>
          <table:table-cell table:style-name="表格1.B1" office:value-type="string">
            <text:p text:style-name="P11">template&lt;class charT, class traits, size_t N&gt;</text:p>
            <text:p text:style-name="P12"><text:s text:c="2"/>basic_istream&lt;charT, traits&gt;&amp;</text:p>
            <text:p text:style-name="P12"><text:s text:c="4"/>operator&gt;&gt; (basic_istream&lt;charT,traits&gt;&amp; is, bitset&lt;N&gt;&amp; rhs);</text:p>
            <text:p text:style-name="P12">template&lt;class charT, class traits, size_t N&gt;</text:p>
            <text:p text:style-name="P12"><text:s text:c="2"/>basic_ostream&lt;charT, traits&gt;&amp;</text:p>
            <text:p text:style-name="P12"><text:s text:c="4"/>operator&lt;&lt; (basic_ostream&lt;charT,traits&gt;&amp; os, const bitset&lt;N&gt;&amp; rhs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Fallback" style:font-family-complex="'Droid Sans Fallback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2">
          <style:column style:rel-width="4755*" fo:start-indent="0cm" fo:end-indent="0cm"/>
          <style:column style:rel-width="981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0:16:48.325999573</meta:creation-date>
    <dc:date>2016-11-23T20:42:11.544884621</dc:date>
    <meta:editing-duration>PT10M13S</meta:editing-duration>
    <meta:editing-cycles>1</meta:editing-cycles>
    <meta:document-statistic meta:table-count="1" meta:image-count="0" meta:object-count="0" meta:page-count="1" meta:paragraph-count="43" meta:word-count="195" meta:character-count="1533" meta:non-whitespace-character-count="1333"/>
    <meta:generator>LibreOffice/4.2.8.2$Linux_X86_64 LibreOffice_project/420m0$Build-2</meta:generator>
  </office:meta>
</office:document-meta>
</file>